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cc" draw:textarea-horizontal-align="justify" draw:textarea-vertical-align="middle" draw:auto-grow-height="false" fo:min-height="0.639cm" fo:min-width="1.278cm"/>
    </style:style>
    <style:style style:name="gr2" style:family="graphic" style:parent-style-name="standard">
      <style:graphic-properties draw:fill-color="#006699" draw:textarea-horizontal-align="justify" draw:textarea-vertical-align="middle" draw:auto-grow-height="false" fo:min-height="0.639cm" fo:min-width="1.278cm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1.278cm"/>
    </style:style>
    <style:style style:name="gr4" style:family="graphic" style:parent-style-name="standard">
      <style:graphic-properties draw:textarea-horizontal-align="justify" draw:textarea-vertical-align="middle" draw:auto-grow-height="false" fo:min-height="15.371cm" fo:min-width="13.978cm"/>
    </style:style>
    <style:style style:name="gr5" style:family="graphic" style:parent-style-name="standard">
      <style:graphic-properties draw:fill-color="#006666" draw:textarea-horizontal-align="center" draw:textarea-vertical-align="middle" draw:auto-grow-height="false" fo:min-height="1.798cm" fo:min-width="2.821cm"/>
    </style:style>
    <style:style style:name="gr6" style:family="graphic" style:parent-style-name="standard">
      <style:graphic-properties draw:fill-color="#006666" draw:textarea-horizontal-align="justify" draw:textarea-vertical-align="middle" draw:auto-grow-height="false" fo:min-height="1.798cm" fo:min-width="2.821cm"/>
    </style:style>
    <style:style style:name="gr7" style:family="graphic" style:parent-style-name="standard">
      <style:graphic-properties draw:fill-color="#006666" draw:textarea-horizontal-align="justify" draw:textarea-vertical-align="middle" draw:auto-grow-height="false" fo:min-height="1.798cm" fo:min-width="2.871cm"/>
    </style:style>
    <style:style style:name="gr8" style:family="graphic" style:parent-style-name="standard">
      <style:graphic-properties draw:fill-color="#006666" draw:textarea-horizontal-align="justify" draw:textarea-vertical-align="middle" draw:auto-grow-height="false" fo:min-height="3.904cm" fo:min-width="2.821cm"/>
    </style:style>
    <style:style style:name="gr9" style:family="graphic" style:parent-style-name="standard">
      <style:graphic-properties draw:fill-color="#006666" draw:textarea-horizontal-align="justify" draw:textarea-vertical-align="middle" draw:auto-grow-height="false" fo:min-height="3.904cm" fo:min-width="2.902cm"/>
    </style:style>
    <style:style style:name="gr10" style:family="graphic" style:parent-style-name="standard">
      <style:graphic-properties draw:fill-color="#006666" draw:textarea-horizontal-align="justify" draw:textarea-vertical-align="middle" draw:auto-grow-height="false" fo:min-height="1.798cm" fo:min-width="4.649cm"/>
    </style:style>
    <style:style style:name="gr11" style:family="graphic" style:parent-style-name="standard">
      <style:graphic-properties draw:fill-color="#333366" draw:textarea-horizontal-align="justify" draw:textarea-vertical-align="middle" draw:auto-grow-height="false" fo:min-height="1.401cm" fo:min-width="1.151cm"/>
    </style:style>
    <style:style style:name="gr12" style:family="graphic" style:parent-style-name="standard">
      <style:graphic-properties draw:fill-color="#00cc33" draw:textarea-horizontal-align="justify" draw:textarea-vertical-align="middle" draw:auto-grow-height="false" fo:min-height="0.391cm" fo:min-width="0.129cm"/>
    </style:style>
    <style:style style:name="gr13" style:family="graphic" style:parent-style-name="standard">
      <style:graphic-properties draw:fill-color="#333366" draw:textarea-horizontal-align="justify" draw:textarea-vertical-align="middle" draw:auto-grow-height="false" fo:min-height="6.554cm" fo:min-width="6.25cm"/>
    </style:style>
    <style:style style:name="gr14" style:family="graphic" style:parent-style-name="standard">
      <style:graphic-properties draw:fill-color="#00cccc" draw:textarea-vertical-align="middle" draw:auto-grow-height="false" fo:min-height="3.761cm" fo:min-width="3.122cm"/>
    </style:style>
    <style:style style:name="gr15" style:family="graphic" style:parent-style-name="standard">
      <style:graphic-properties draw:fill-color="#00cccc" draw:textarea-horizontal-align="justify" draw:textarea-vertical-align="middle" draw:auto-grow-height="false" fo:min-height="2.382cm" fo:min-width="2.821cm"/>
    </style:style>
    <style:style style:name="gr16" style:family="graphic" style:parent-style-name="standard">
      <style:graphic-properties draw:fill-color="#00cccc" draw:textarea-horizontal-align="justify" draw:textarea-vertical-align="middle" draw:auto-grow-height="false" fo:min-height="1.456cm" fo:min-width="2.902cm"/>
    </style:style>
    <style:style style:name="gr17" style:family="graphic" style:parent-style-name="standard">
      <style:graphic-properties draw:stroke="none" svg:stroke-color="#000000" draw:fill="none" draw:fill-color="#ffffff" fo:min-height="0.475cm"/>
    </style:style>
    <style:style style:name="gr18" style:family="graphic" style:parent-style-name="standard">
      <style:graphic-properties draw:fill-color="#3399ff" draw:textarea-horizontal-align="justify" draw:textarea-vertical-align="middle" draw:auto-grow-height="false" fo:min-height="0.801cm" fo:min-width="0.262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fill-color="#3399ff" draw:textarea-horizontal-align="justify" draw:textarea-vertical-align="middle" draw:auto-grow-height="false" fo:min-height="0.131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639cm" fo:min-width="1.841cm"/>
    </style:style>
    <style:style style:name="gr22" style:family="graphic" style:parent-style-name="standard">
      <style:graphic-properties draw:fill-color="#333366" draw:textarea-horizontal-align="justify" draw:textarea-vertical-align="middle" draw:auto-grow-height="false" fo:min-height="6.554cm" fo:min-width="13.343cm"/>
    </style:style>
    <style:style style:name="gr23" style:family="graphic" style:parent-style-name="standard">
      <style:graphic-properties draw:stroke="none" svg:stroke-color="#000000" draw:fill="none" draw:fill-color="#ffffff" fo:min-height="0.949cm"/>
    </style:style>
    <style:style style:name="gr2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5" style:family="graphic" style:parent-style-name="standard">
      <style:graphic-properties svg:stroke-color="#ffffff" draw:marker-start="Square_20_45" draw:marker-start-width="0.3cm" draw:marker-end="Arrow_20_concave" draw:marker-end-width="0.3cm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3.319cm"/>
    </style:style>
    <style:style style:name="gr27" style:family="graphic" style:parent-style-name="standard">
      <style:graphic-properties draw:stroke="none" svg:stroke-color="#000000" draw:fill="none" draw:fill-color="#ffffff" fo:min-height="4.741cm"/>
    </style:style>
    <style:style style:name="gr28" style:family="graphic" style:parent-style-name="standard">
      <style:graphic-properties draw:stroke="none" svg:stroke-color="#000000" draw:fill="none" draw:fill-color="#ffffff" fo:min-height="6.163cm"/>
    </style:style>
    <style:style style:name="gr29" style:family="graphic" style:parent-style-name="standard">
      <style:graphic-properties draw:stroke="none" svg:stroke-color="#000000" draw:fill="none" draw:fill-color="#ffffff" fo:min-height="5.215cm"/>
    </style:style>
    <style:style style:name="gr30" style:family="graphic" style:parent-style-name="standard">
      <style:graphic-properties draw:textarea-horizontal-align="justify" draw:textarea-vertical-align="middle" draw:auto-grow-height="false" fo:min-height="25.666cm" fo:min-width="13.978cm"/>
    </style:style>
    <style:style style:name="gr31" style:family="graphic" style:parent-style-name="standard">
      <style:graphic-properties draw:fill-color="#006666" draw:textarea-horizontal-align="justify" draw:textarea-vertical-align="middle" draw:auto-grow-height="false" fo:min-height="1.274cm" fo:min-width="4.326cm"/>
    </style:style>
    <style:style style:name="gr32" style:family="graphic" style:parent-style-name="standard">
      <style:graphic-properties draw:fill-color="#00a933" draw:textarea-vertical-align="middle" draw:auto-grow-height="false" fo:min-height="3.761cm" fo:min-width="3.122cm"/>
    </style:style>
    <style:style style:name="gr33" style:family="graphic" style:parent-style-name="standard">
      <style:graphic-properties draw:fill-color="#ff0000" draw:textarea-vertical-align="middle" draw:auto-grow-height="false" fo:min-height="3.761cm" fo:min-width="3.122cm"/>
    </style:style>
    <style:style style:name="P1" style:family="paragraph">
      <loext:graphic-properties draw:fill-color="#00cccc"/>
      <style:paragraph-properties fo:text-align="center"/>
      <style:text-properties fo:color="#000000"/>
    </style:style>
    <style:style style:name="P2" style:family="paragraph">
      <loext:graphic-properties draw:fill-color="#006699"/>
      <style:paragraph-properties fo:text-align="center"/>
      <style:text-properties fo:color="#000000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/>
    </style:style>
    <style:style style:name="P5" style:family="paragraph">
      <loext:graphic-properties draw:fill-color="#006666"/>
      <style:paragraph-properties fo:text-align="center"/>
    </style:style>
    <style:style style:name="P6" style:family="paragraph">
      <loext:graphic-properties draw:fill-color="#006666"/>
      <style:paragraph-properties fo:text-align="center"/>
      <style:text-properties fo:color="#ffffff" fo:font-size="15pt" style:font-size-asian="15pt" style:font-size-complex="15pt"/>
    </style:style>
    <style:style style:name="P7" style:family="paragraph">
      <loext:graphic-properties draw:fill-color="#333366"/>
      <style:paragraph-properties fo:text-align="center"/>
    </style:style>
    <style:style style:name="P8" style:family="paragraph">
      <loext:graphic-properties draw:fill-color="#00cc33"/>
      <style:paragraph-properties fo:text-align="center"/>
    </style:style>
    <style:style style:name="P9" style:family="paragraph">
      <loext:graphic-properties draw:fill-color="#00cccc"/>
      <style:paragraph-properties fo:text-align="center"/>
    </style:style>
    <style:style style:name="P10" style:family="paragraph">
      <loext:graphic-properties draw:fill="none" draw:fill-color="#ffffff"/>
      <style:text-properties fo:color="#ffffff"/>
    </style:style>
    <style:style style:name="P11" style:family="paragraph">
      <loext:graphic-properties draw:fill="none" draw:fill-color="#ffffff"/>
      <style:paragraph-properties fo:text-align="center"/>
      <style:text-properties fo:color="#ffffff" fo:font-size="12pt" style:font-size-asian="12pt" style:font-size-complex="12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color="#ffffff" fo:font-size="8pt" fo:background-color="transparent" style:font-size-asian="8pt" style:font-size-complex="8pt"/>
    </style:style>
    <style:style style:name="P14" style:family="paragraph">
      <loext:graphic-properties draw:fill-color="#3399ff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  <style:text-properties fo:color="#00a933"/>
    </style:style>
    <style:style style:name="P17" style:family="paragraph">
      <loext:graphic-properties draw:fill-color="#333366"/>
      <style:paragraph-properties fo:text-align="center"/>
      <style:text-properties fo:color="#00a933"/>
    </style:style>
    <style:style style:name="P18" style:family="paragraph">
      <loext:graphic-properties draw:fill-color="#00a933"/>
      <style:paragraph-properties fo:text-align="center"/>
    </style:style>
    <style:style style:name="P19" style:family="paragraph">
      <style:paragraph-properties fo:text-align="center"/>
      <style:text-properties fo:color="#ff0000"/>
    </style:style>
    <style:style style:name="P20" style:family="paragraph">
      <loext:graphic-properties draw:fill-color="#333366"/>
      <style:paragraph-properties fo:text-align="center"/>
      <style:text-properties fo:color="#ff0000"/>
    </style:style>
    <style:style style:name="P21" style:family="paragraph">
      <loext:graphic-properties draw:fill-color="#ff0000"/>
      <style:paragraph-properties fo:text-align="center"/>
    </style:style>
    <style:style style:name="P22" style:family="paragraph">
      <style:text-properties fo:color="#00a933"/>
    </style:style>
    <style:style style:name="P23" style:family="paragraph">
      <loext:graphic-properties draw:fill="none" draw:fill-color="#ffffff"/>
      <style:text-properties fo:color="#00a933"/>
    </style:style>
    <style:style style:name="T1" style:family="text">
      <style:text-properties fo:color="#000000"/>
    </style:style>
    <style:style style:name="T2" style:family="text">
      <style:text-properties style:font-name="Liberation Sans3" style:font-name-asian="Liberation Sans3" style:font-name-complex="Liberation Sans3"/>
    </style:style>
    <style:style style:name="T3" style:family="text">
      <style:text-properties style:font-name="Liberation Sans" style:font-name-asian="Liberation Sans3" style:font-name-complex="Liberation Sans3"/>
    </style:style>
    <style:style style:name="T4" style:family="text">
      <style:text-properties fo:color="#ffffff" fo:font-size="15pt" style:font-size-asian="15pt" style:font-size-complex="15pt"/>
    </style:style>
    <style:style style:name="T5" style:family="text">
      <style:text-properties fo:color="#ffffff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fo:color="#ffffff" fo:font-size="8pt" fo:background-color="transparent" style:font-size-asian="8pt" style:font-size-complex="8pt"/>
    </style:style>
    <style:style style:name="T8" style:family="text">
      <style:text-properties fo:color="#ffffff" style:font-name="Liberation Sans3" style:font-name-asian="Liberation Sans3" style:font-name-complex="Liberation Sans3"/>
    </style:style>
    <style:style style:name="T9" style:family="text">
      <style:text-properties fo:color="#00a933"/>
    </style:style>
    <style:style style:name="T10" style:family="text">
      <style:text-properties fo:color="#00a933" style:font-name="Liberation Sans3" style:font-name-asian="Liberation Sans3" style:font-name-complex="Liberation Sans3"/>
    </style:style>
    <style:style style:name="T11" style:family="text">
      <style:text-properties fo:color="#00a933" style:font-name="Liberation Sans" style:font-name-asian="Liberation Sans3" style:font-name-complex="Liberation Sans3"/>
    </style:style>
    <style:style style:name="T12" style:family="text">
      <style:text-properties fo:color="#ff0000"/>
    </style:style>
    <style:style style:name="T13" style:family="text">
      <style:text-properties fo:color="#ff0000"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0.889cm" svg:x="4.74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0.889cm" svg:x="4.34cm" svg:y="1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0.889cm" svg:x="3.54cm" svg:y="1.8cm">
          <text:p text:style-name="P3"><text:span text:style-name="T1">NOW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4.478cm" svg:height="15.621cm" svg:x="3.54cm" svg:y="2.5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21cm" svg:height="2.048cm" svg:x="3.902cm" svg:y="11.447cm">
          <text:p text:style-name="P3">HI TEMP: 80<text:span text:style-name="T2">°</text:span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.321cm" svg:height="2.048cm" svg:x="7.302cm" svg:y="11.447cm">
          <text:p text:style-name="P3">LO TEMP: 60<text:span text:style-name="T2">°</text:span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371cm" svg:height="2.048cm" svg:x="10.681cm" svg:y="11.447cm">
          <text:p text:style-name="P3">HI HUMID: 75%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371cm" svg:height="2.048cm" svg:x="14.181cm" svg:y="11.447cm">
          <text:p text:style-name="P3">LO HUMID: 58%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321cm" svg:height="4.154cm" svg:x="3.902cm" svg:y="13.5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321cm" svg:height="2.048cm" svg:x="7.302cm" svg:y="13.548cm">
          <text:p text:style-name="P3">PERF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402cm" svg:height="4.154cm" svg:x="14.079cm" svg:y="13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.321cm" svg:height="2.048cm" svg:x="10.689cm" svg:y="13.548cm">
          <text:p text:style-name="P3">HI DENSITY: 90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5.149cm" svg:height="2.048cm" svg:x="8.274cm" svg:y="15.647cm">
          <text:p text:style-name="P3"><text:span text:style-name="T4">2019-03-12 19: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1.651cm" svg:height="1.651cm" svg:x="3.921cm" svg:y="2.8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889cm" svg:height="0.905cm" svg:x="4.275cm" svg:y="3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6.75cm" svg:height="6.804cm" svg:x="3.902cm" svg:y="4.575cm">
          <text:p text:style-name="P3">TEMP: 72 <text:span text:style-name="T2">°</text:span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651cm" svg:height="1.651cm" svg:x="5.621cm" svg:y="2.8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651cm" svg:height="1.651cm" svg:x="15.721cm" svg:y="2.8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651cm" svg:height="1.651cm" svg:x="7.321cm" svg:y="2.8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651cm" svg:height="1.651cm" svg:x="12.321cm" svg:y="2.8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651cm" svg:height="1.651cm" svg:x="14.021cm" svg:y="2.8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621cm" svg:height="4.01cm" svg:x="5.591cm" svg:y="6.164cm">
          <text:p/>
          <draw:enhanced-geometry svg:viewBox="0 0 21600 21600" draw:text-areas="0 0 21600 21600" draw:type="circular-arrow" draw:modifiers="135.0095811053 2.785539657836 9236.3753970081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7" draw:layer="layout" svg:width="6.75cm" svg:height="6.804cm" svg:x="10.652cm" svg:y="4.575cm">
          <text:p text:style-name="P3">HUMID 64<text:span text:style-name="T2">%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621cm" svg:height="4.01cm" svg:x="12.316cm" svg:y="6.165cm">
          <text:p/>
          <draw:enhanced-geometry svg:viewBox="0 0 21600 21600" draw:text-areas="0 0 21600 21600" draw:type="circular-arrow" draw:modifiers="135.0095811053 2.785539657836 9236.3753970081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5" draw:text-style-name="P9" draw:layer="layout" svg:width="3.321cm" svg:height="2.632cm" svg:x="3.902cm" svg:y="15.09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402cm" svg:height="1.706cm" svg:x="14.079cm" svg:y="15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0" draw:layer="layout" svg:width="3.048cm" svg:height="0.725cm" svg:x="4.048cm" svg:y="13.665cm">
          <draw:text-box>
            <text:p><text:span text:style-name="T5">MOIST: 600</text:span></text:p>
          </draw:text-box>
        </draw:frame>
        <draw:frame draw:style-name="gr17" draw:text-style-name="P10" draw:layer="layout" svg:width="3.048cm" svg:height="0.725cm" svg:x="14.148cm" svg:y="13.666cm">
          <draw:text-box>
            <text:p><text:span text:style-name="T5">DENS: 400</text:span></text:p>
          </draw:text-box>
        </draw:frame>
        <draw:frame draw:style-name="gr17" draw:text-style-name="P10" draw:layer="layout" svg:width="1.778cm" svg:height="0.725cm" svg:x="3.948cm" svg:y="2.766cm">
          <draw:text-box>
            <text:p><text:span text:style-name="T5">TEMP</text:span></text:p>
          </draw:text-box>
        </draw:frame>
        <draw:custom-shape draw:style-name="gr12" draw:text-style-name="P8" draw:layer="layout" svg:width="0.889cm" svg:height="0.905cm" svg:x="5.975cm" svg:y="3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1.981cm" svg:height="0.725cm" svg:x="5.545cm" svg:y="2.767cm">
          <draw:text-box>
            <text:p><text:span text:style-name="T5">HUMID</text:span></text:p>
          </draw:text-box>
        </draw:frame>
        <draw:custom-shape draw:style-name="gr12" draw:text-style-name="P8" draw:layer="layout" svg:width="0.889cm" svg:height="0.905cm" svg:x="16.075cm" svg:y="3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1.981cm" svg:height="0.725cm" svg:x="7.246cm" svg:y="2.768cm">
          <draw:text-box>
            <text:p><text:span text:style-name="T5">MOIST</text:span></text:p>
          </draw:text-box>
        </draw:frame>
        <draw:custom-shape draw:style-name="gr12" draw:text-style-name="P8" draw:layer="layout" svg:width="0.889cm" svg:height="0.905cm" svg:x="7.675cm" svg:y="3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layout" svg:width="1.981cm" svg:height="0.725cm" svg:x="15.547cm" svg:y="2.769cm">
          <draw:text-box>
            <text:p text:style-name="P3"><text:span text:style-name="T6">ATOM</text:span></text:p>
          </draw:text-box>
        </draw:frame>
        <draw:custom-shape draw:style-name="gr12" draw:text-style-name="P8" draw:layer="layout" svg:width="0.889cm" svg:height="0.905cm" svg:x="12.675cm" svg:y="3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1.402cm" svg:height="0.725cm" svg:x="12.447cm" svg:y="2.769cm">
          <draw:text-box>
            <text:p><text:span text:style-name="T5">FAN</text:span></text:p>
          </draw:text-box>
        </draw:frame>
        <draw:custom-shape draw:style-name="gr12" draw:text-style-name="P8" draw:layer="layout" svg:width="0.889cm" svg:height="0.905cm" svg:x="14.375cm" svg:y="3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1.861cm" svg:height="0.725cm" svg:x="13.947cm" svg:y="2.77cm">
          <draw:text-box>
            <text:p><text:span text:style-name="T5">LIGHT</text:span></text:p>
          </draw:text-box>
        </draw:frame>
        <draw:custom-shape draw:style-name="gr11" draw:text-style-name="P7" draw:layer="layout" svg:width="1.651cm" svg:height="1.651cm" svg:x="10.621cm" svg:y="2.886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1.905cm" svg:height="0.725cm" svg:x="7.193cm" svg:y="13.573cm">
          <draw:text-box>
            <text:p text:style-name="P12"><text:span text:style-name="T7">SOIL IS:</text:span></text:p>
          </draw:text-box>
        </draw:frame>
        <draw:custom-shape draw:style-name="gr11" draw:text-style-name="P7" draw:layer="layout" svg:width="1.651cm" svg:height="1.651cm" svg:x="8.921cm" svg:y="2.8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889cm" svg:height="0.905cm" svg:x="9.275cm" svg:y="3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2.127cm" svg:height="0.725cm" svg:x="8.748cm" svg:y="2.771cm">
          <draw:text-box>
            <text:p><text:span text:style-name="T5">SMOKE</text:span></text:p>
          </draw:text-box>
        </draw:frame>
        <draw:custom-shape draw:style-name="gr18" draw:text-style-name="P14" draw:layer="layout" svg:width="0.762cm" svg:height="1.051cm" svg:x="11.033cm" svg:y="3.286cm">
          <text:p/>
          <draw:enhanced-geometry svg:viewBox="0 0 21600 21600" draw:type="rectangle" draw:enhanced-path="M 0 0 L 21600 0 21600 21600 0 21600 0 0 Z N"/>
        </draw:custom-shape>
        <draw:line draw:style-name="gr19" draw:text-style-name="P15" draw:layer="layout" svg:x1="11.033cm" svg:y1="4.175cm" svg:x2="11.795cm" svg:y2="4.175cm">
          <text:p/>
        </draw:line>
        <draw:line draw:style-name="gr19" draw:text-style-name="P15" draw:layer="layout" svg:x1="11.414cm" svg:y1="4.302cm" svg:x2="11.414cm" svg:y2="4.175cm">
          <text:p/>
        </draw:line>
        <draw:custom-shape draw:style-name="gr20" draw:text-style-name="P14" draw:layer="layout" svg:width="0.381cm" svg:height="0.381cm" svg:x="11.714cm" svg:y="2.986cm">
          <text:p text:style-name="P3">!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.778cm" svg:height="0.889cm" svg:x="5.491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0.889cm" svg:x="3.612cm" svg:y="1.72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341cm" svg:height="0.889cm" svg:x="4.312cm" svg:y="1.729cm">
          <text:p text:style-name="P3"><text:span text:style-name="T1">HISTORY 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4.478cm" svg:height="15.621cm" svg:x="3.54cm" svg:y="2.52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3.843cm" svg:height="6.804cm" svg:x="3.794cm" svg:y="3.21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3.843cm" svg:height="6.804cm" svg:x="3.794cm" svg:y="10.398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7.493cm" svg:height="0.725cm" svg:x="6.715cm" svg:y="3.323cm">
          <draw:text-box>
            <text:p><text:span text:style-name="T5">TEMPERATURE <text:s/>HISTORY CHART</text:span></text:p>
          </draw:text-box>
        </draw:frame>
        <draw:frame draw:style-name="gr23" draw:text-style-name="P10" draw:layer="layout" svg:width="6.604cm" svg:height="1.199cm" svg:x="6.969cm" svg:y="10.525cm">
          <draw:text-box>
            <text:p><text:span text:style-name="T5">HUMIDITY <text:s/>HISTORY CHART</text:span></text:p>
          </draw:text-box>
        </draw:frame>
        <draw:line draw:style-name="gr24" draw:text-style-name="P15" draw:layer="layout" svg:x1="4.556cm" svg:y1="9.382cm" svg:x2="4.556cm" svg:y2="4.175cm">
          <text:p/>
        </draw:line>
        <draw:line draw:style-name="gr24" draw:text-style-name="P15" draw:layer="layout" svg:x1="4.556cm" svg:y1="9.509cm" svg:x2="16.367cm" svg:y2="9.509cm">
          <text:p/>
        </draw:line>
        <draw:line draw:style-name="gr25" draw:text-style-name="P3" draw:layer="layout" svg:x1="4.937cm" svg:y1="9.255cm" svg:x2="6.461cm" svg:y2="8.366cm">
          <text:p/>
        </draw:line>
        <draw:line draw:style-name="gr24" draw:text-style-name="P15" draw:layer="layout" svg:x1="4.557cm" svg:y1="16.682cm" svg:x2="4.557cm" svg:y2="11.475cm">
          <text:p/>
        </draw:line>
        <draw:line draw:style-name="gr24" draw:text-style-name="P15" draw:layer="layout" svg:x1="4.557cm" svg:y1="16.809cm" svg:x2="16.368cm" svg:y2="16.809cm">
          <text:p/>
        </draw:line>
        <draw:line draw:style-name="gr25" draw:text-style-name="P3" draw:layer="layout" svg:x1="6.461cm" svg:y1="8.366cm" svg:x2="8.366cm" svg:y2="8.239cm">
          <text:p/>
        </draw:line>
        <draw:line draw:style-name="gr25" draw:text-style-name="P3" draw:layer="layout" svg:x1="8.239cm" svg:y1="8.239cm" svg:x2="10.271cm" svg:y2="8.239cm">
          <text:p/>
        </draw:line>
        <draw:line draw:style-name="gr25" draw:text-style-name="P3" draw:layer="layout" svg:x1="4.937cm" svg:y1="16.608cm" svg:x2="6.461cm" svg:y2="15.719cm">
          <text:p/>
        </draw:line>
        <draw:line draw:style-name="gr25" draw:text-style-name="P3" draw:layer="layout" svg:x1="6.461cm" svg:y1="15.719cm" svg:x2="8.366cm" svg:y2="15.592cm">
          <text:p/>
        </draw:line>
        <draw:line draw:style-name="gr25" draw:text-style-name="P3" draw:layer="layout" svg:x1="8.239cm" svg:y1="15.592cm" svg:x2="10.271cm" svg:y2="15.592cm">
          <text:p/>
        </draw:line>
        <draw:frame draw:style-name="gr17" draw:text-style-name="P10" draw:layer="layout" svg:width="2.667cm" svg:height="0.725cm" svg:x="9.139cm" svg:y="9.436cm">
          <draw:text-box>
            <text:p><text:span text:style-name="T5">DAYS</text:span></text:p>
          </draw:text-box>
        </draw:frame>
        <draw:frame draw:style-name="gr17" draw:text-style-name="P10" draw:layer="layout" svg:width="2.667cm" svg:height="0.725cm" svg:x="9.14cm" svg:y="16.637cm">
          <draw:text-box>
            <text:p><text:span text:style-name="T5">DAYS</text:span></text:p>
          </draw:text-box>
        </draw:frame>
        <draw:frame draw:style-name="gr26" draw:text-style-name="P10" draw:layer="layout" svg:width="0.749cm" svg:height="3.569cm" svg:x="3.808cm" svg:y="5.392cm">
          <draw:text-box>
            <text:p><text:span text:style-name="T5">TEMP</text:span></text:p>
            <text:p><text:span text:style-name="T5"/></text:p>
            <text:p><text:span text:style-name="T8">°</text:span></text:p>
            <text:p><text:span text:style-name="T8">F</text:span></text:p>
          </draw:text-box>
        </draw:frame>
        <draw:frame draw:style-name="gr27" draw:text-style-name="P10" draw:layer="layout" svg:width="0.749cm" svg:height="4.991cm" svg:x="3.808cm" svg:y="11.192cm">
          <draw:text-box>
            <text:p><text:span text:style-name="T5">HUMIDITY %</text:span></text:p>
          </draw:text-box>
        </draw:frame>
        <draw:frame draw:style-name="gr17" draw:text-style-name="P10" draw:layer="layout" svg:width="0.751cm" svg:height="0.725cm" svg:x="4.442cm" svg:y="9.439cm">
          <draw:text-box>
            <text:p><text:span text:style-name="T5">0</text:span></text:p>
          </draw:text-box>
        </draw:frame>
        <draw:frame draw:style-name="gr17" draw:text-style-name="P10" draw:layer="layout" svg:width="0.751cm" svg:height="0.725cm" svg:x="4.442cm" svg:y="16.639cm">
          <draw:text-box>
            <text:p><text:span text:style-name="T5">0</text:span></text:p>
          </draw:text-box>
        </draw:frame>
        <draw:frame draw:style-name="gr23" draw:text-style-name="P10" draw:layer="layout" svg:width="1.087cm" svg:height="1.199cm" svg:x="15.607cm" svg:y="16.64cm">
          <draw:text-box>
            <text:p><text:span text:style-name="T5">30</text:span></text:p>
          </draw:text-box>
        </draw:frame>
        <draw:frame draw:style-name="gr23" draw:text-style-name="P10" draw:layer="layout" svg:width="1.087cm" svg:height="1.199cm" svg:x="15.607cm" svg:y="9.44cm">
          <draw:text-box>
            <text:p><text:span text:style-name="T5">30</text:span></text:p>
          </draw:text-box>
        </draw:frame>
      </draw:page>
      <draw:page draw:name="page3" draw:style-name="dp1" draw:master-page-name="Default">
        <draw:custom-shape draw:style-name="gr2" draw:text-style-name="P2" draw:layer="layout" svg:width="1.778cm" svg:height="0.889cm" svg:x="3.612cm" svg:y="1.7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0.889cm" svg:x="4.291cm" svg:y="1.76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341cm" svg:height="0.889cm" svg:x="4.912cm" svg:y="1.728cm">
          <text:p text:style-name="P3"><text:span text:style-name="T1">HISTORY 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4.478cm" svg:height="15.621cm" svg:x="3.54cm" svg:y="2.5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3.843cm" svg:height="6.804cm" svg:x="3.794cm" svg:y="3.21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3.843cm" svg:height="6.804cm" svg:x="3.794cm" svg:y="10.397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7.493cm" svg:height="0.725cm" svg:x="6.715cm" svg:y="3.322cm">
          <draw:text-box>
            <text:p><text:span text:style-name="T5">SOIL MOISTURE <text:s/>HISTORY CHART</text:span></text:p>
          </draw:text-box>
        </draw:frame>
        <draw:frame draw:style-name="gr23" draw:text-style-name="P10" draw:layer="layout" svg:width="7.112cm" svg:height="1.199cm" svg:x="6.969cm" svg:y="10.524cm">
          <draw:text-box>
            <text:p><text:span text:style-name="T5">AIR DENSITY <text:s/>HISTORY CHART</text:span></text:p>
          </draw:text-box>
        </draw:frame>
        <draw:line draw:style-name="gr24" draw:text-style-name="P15" draw:layer="layout" svg:x1="4.556cm" svg:y1="9.381cm" svg:x2="4.556cm" svg:y2="4.174cm">
          <text:p/>
        </draw:line>
        <draw:line draw:style-name="gr24" draw:text-style-name="P15" draw:layer="layout" svg:x1="4.556cm" svg:y1="9.508cm" svg:x2="16.367cm" svg:y2="9.508cm">
          <text:p/>
        </draw:line>
        <draw:line draw:style-name="gr25" draw:text-style-name="P3" draw:layer="layout" svg:x1="4.937cm" svg:y1="9.254cm" svg:x2="6.461cm" svg:y2="8.365cm">
          <text:p/>
        </draw:line>
        <draw:line draw:style-name="gr24" draw:text-style-name="P15" draw:layer="layout" svg:x1="4.557cm" svg:y1="16.681cm" svg:x2="4.557cm" svg:y2="11.474cm">
          <text:p/>
        </draw:line>
        <draw:line draw:style-name="gr24" draw:text-style-name="P15" draw:layer="layout" svg:x1="4.557cm" svg:y1="16.808cm" svg:x2="16.368cm" svg:y2="16.808cm">
          <text:p/>
        </draw:line>
        <draw:line draw:style-name="gr25" draw:text-style-name="P3" draw:layer="layout" svg:x1="6.461cm" svg:y1="8.365cm" svg:x2="8.366cm" svg:y2="8.238cm">
          <text:p/>
        </draw:line>
        <draw:line draw:style-name="gr25" draw:text-style-name="P3" draw:layer="layout" svg:x1="8.239cm" svg:y1="8.238cm" svg:x2="10.271cm" svg:y2="8.238cm">
          <text:p/>
        </draw:line>
        <draw:line draw:style-name="gr25" draw:text-style-name="P3" draw:layer="layout" svg:x1="4.937cm" svg:y1="16.607cm" svg:x2="6.461cm" svg:y2="15.718cm">
          <text:p/>
        </draw:line>
        <draw:line draw:style-name="gr25" draw:text-style-name="P3" draw:layer="layout" svg:x1="6.461cm" svg:y1="15.718cm" svg:x2="8.366cm" svg:y2="15.591cm">
          <text:p/>
        </draw:line>
        <draw:line draw:style-name="gr25" draw:text-style-name="P3" draw:layer="layout" svg:x1="8.239cm" svg:y1="15.591cm" svg:x2="10.271cm" svg:y2="15.591cm">
          <text:p/>
        </draw:line>
        <draw:frame draw:style-name="gr17" draw:text-style-name="P10" draw:layer="layout" svg:width="2.667cm" svg:height="0.725cm" svg:x="9.14cm" svg:y="9.437cm">
          <draw:text-box>
            <text:p><text:span text:style-name="T5">DAYS</text:span></text:p>
          </draw:text-box>
        </draw:frame>
        <draw:frame draw:style-name="gr17" draw:text-style-name="P10" draw:layer="layout" svg:width="2.667cm" svg:height="0.725cm" svg:x="9.14cm" svg:y="16.637cm">
          <draw:text-box>
            <text:p><text:span text:style-name="T5">DAYS</text:span></text:p>
          </draw:text-box>
        </draw:frame>
        <draw:frame draw:style-name="gr17" draw:text-style-name="P10" draw:layer="layout" svg:width="0.751cm" svg:height="0.725cm" svg:x="4.44cm" svg:y="9.437cm">
          <draw:text-box>
            <text:p><text:span text:style-name="T5">0</text:span></text:p>
          </draw:text-box>
        </draw:frame>
        <draw:frame draw:style-name="gr23" draw:text-style-name="P10" draw:layer="layout" svg:width="1.087cm" svg:height="1.199cm" svg:x="15.605cm" svg:y="9.438cm">
          <draw:text-box>
            <text:p><text:span text:style-name="T5">30</text:span></text:p>
          </draw:text-box>
        </draw:frame>
        <draw:frame draw:style-name="gr17" draw:text-style-name="P10" draw:layer="layout" svg:width="0.751cm" svg:height="0.725cm" svg:x="4.441cm" svg:y="9.438cm">
          <draw:text-box>
            <text:p><text:span text:style-name="T5">0</text:span></text:p>
          </draw:text-box>
        </draw:frame>
        <draw:frame draw:style-name="gr17" draw:text-style-name="P10" draw:layer="layout" svg:width="0.751cm" svg:height="0.725cm" svg:x="4.441cm" svg:y="9.438cm">
          <draw:text-box>
            <text:p><text:span text:style-name="T5">0</text:span></text:p>
          </draw:text-box>
        </draw:frame>
        <draw:frame draw:style-name="gr17" draw:text-style-name="P10" draw:layer="layout" svg:width="0.751cm" svg:height="0.725cm" svg:x="4.442cm" svg:y="16.639cm">
          <draw:text-box>
            <text:p><text:span text:style-name="T5">0</text:span></text:p>
          </draw:text-box>
        </draw:frame>
        <draw:frame draw:style-name="gr23" draw:text-style-name="P10" draw:layer="layout" svg:width="1.087cm" svg:height="1.199cm" svg:x="15.606cm" svg:y="16.639cm">
          <draw:text-box>
            <text:p><text:span text:style-name="T5">30</text:span></text:p>
          </draw:text-box>
        </draw:frame>
        <draw:frame draw:style-name="gr28" draw:text-style-name="P10" draw:layer="layout" svg:width="0.749cm" svg:height="6.413cm" svg:x="3.807cm" svg:y="3.392cm">
          <draw:text-box>
            <text:p><text:span text:style-name="T5">SOIL <text:s/>MOISTURE</text:span></text:p>
          </draw:text-box>
        </draw:frame>
        <draw:frame draw:style-name="gr29" draw:text-style-name="P10" draw:layer="layout" svg:width="0.749cm" svg:height="5.465cm" svg:x="3.808cm" svg:y="10.992cm">
          <draw:text-box>
            <text:p><text:span text:style-name="T5">AIR DENSITY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1.778cm" svg:height="0.889cm" svg:x="4.74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0.889cm" svg:x="4.34cm" svg:y="1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0.889cm" svg:x="3.54cm" svg:y="1.8cm">
          <text:p text:style-name="P3"><text:span text:style-name="T1">NOW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4.478cm" svg:height="25.916cm" svg:x="3.54cm" svg:y="2.5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21cm" svg:height="2.048cm" svg:x="3.902cm" svg:y="11.447cm">
          <text:p text:style-name="P3">HI TEMP: 80<text:span text:style-name="T2">°</text:span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.321cm" svg:height="2.048cm" svg:x="7.302cm" svg:y="11.447cm">
          <text:p text:style-name="P3">LO TEMP: 60<text:span text:style-name="T2">°</text:span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371cm" svg:height="2.048cm" svg:x="10.681cm" svg:y="11.447cm">
          <text:p text:style-name="P3">HI HUMID: 75%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371cm" svg:height="2.048cm" svg:x="14.081cm" svg:y="11.447cm">
          <text:p text:style-name="P3">LO HUMID: 62%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321cm" svg:height="4.154cm" svg:x="-10.176cm" svg:y="14.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4.826cm" svg:height="1.524cm" svg:x="7.35cm" svg:y="2.905cm">
          <text:p text:style-name="P3"><text:span text:style-name="T4">2019-03-12 19: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draw:layer="layout" svg:width="6.75cm" svg:height="6.804cm" svg:x="3.902cm" svg:y="4.575cm">
          <text:p text:style-name="P16"><text:span text:style-name="T9">TEMP: 72 </text:span><text:span text:style-name="T10">°</text:span><text:span text:style-name="T11">F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651cm" svg:height="1.651cm" svg:x="15.721cm" svg:y="2.8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651cm" svg:height="1.651cm" svg:x="12.321cm" svg:y="2.8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651cm" svg:height="1.651cm" svg:x="14.021cm" svg:y="2.88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3.621cm" svg:height="4.01cm" svg:x="5.591cm" svg:y="6.164cm">
          <text:p/>
          <draw:enhanced-geometry svg:viewBox="0 0 21600 21600" draw:text-areas="0 0 21600 21600" draw:type="circular-arrow" draw:modifiers="135.0095811053 2.785539657836 9236.3753970081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20" draw:layer="layout" svg:width="6.75cm" svg:height="6.804cm" svg:x="10.652cm" svg:y="4.575cm">
          <text:p text:style-name="P19"><text:span text:style-name="T12">HUMID 80</text:span><text:span text:style-name="T13">%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3.621cm" svg:height="4.01cm" svg:x="12.316cm" svg:y="6.165cm">
          <text:p/>
          <draw:enhanced-geometry svg:viewBox="0 0 21600 21600" draw:text-areas="0 0 21600 21600" draw:type="circular-arrow" draw:modifiers="135.0095811053 2.785539657836 9236.3753970081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5" draw:text-style-name="P9" draw:layer="layout" svg:width="3.321cm" svg:height="2.632cm" svg:x="-10.176cm" svg:y="16.402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048cm" svg:height="1.199cm" svg:x="-10.03cm" svg:y="14.97cm">
          <draw:text-box>
            <text:p><text:span text:style-name="T5">MOIST: PERFECT</text:span></text:p>
          </draw:text-box>
        </draw:frame>
        <draw:custom-shape draw:style-name="gr12" draw:text-style-name="P8" draw:layer="layout" svg:width="0.889cm" svg:height="0.905cm" svg:x="16.075cm" svg:y="3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layout" svg:width="1.981cm" svg:height="0.725cm" svg:x="15.547cm" svg:y="2.769cm">
          <draw:text-box>
            <text:p text:style-name="P3"><text:span text:style-name="T6">ATOM</text:span></text:p>
          </draw:text-box>
        </draw:frame>
        <draw:custom-shape draw:style-name="gr12" draw:text-style-name="P8" draw:layer="layout" svg:width="0.889cm" svg:height="0.905cm" svg:x="12.675cm" svg:y="3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1.402cm" svg:height="0.725cm" svg:x="12.447cm" svg:y="2.769cm">
          <draw:text-box>
            <text:p><text:span text:style-name="T5">FAN</text:span></text:p>
          </draw:text-box>
        </draw:frame>
        <draw:custom-shape draw:style-name="gr12" draw:text-style-name="P8" draw:layer="layout" svg:width="0.889cm" svg:height="0.905cm" svg:x="14.375cm" svg:y="3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1.861cm" svg:height="0.725cm" svg:x="13.947cm" svg:y="2.77cm">
          <draw:text-box>
            <text:p><text:span text:style-name="T5">LIGHT</text:span></text:p>
          </draw:text-box>
        </draw:frame>
        <draw:custom-shape draw:style-name="gr11" draw:text-style-name="P7" draw:layer="layout" svg:width="1.651cm" svg:height="1.651cm" svg:x="5.621cm" svg:y="2.8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651cm" svg:height="1.651cm" svg:x="3.921cm" svg:y="2.8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889cm" svg:height="0.905cm" svg:x="4.275cm" svg:y="3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2.127cm" svg:height="0.725cm" svg:x="3.748cm" svg:y="2.771cm">
          <draw:text-box>
            <text:p><text:span text:style-name="T5">SMOKE</text:span></text:p>
          </draw:text-box>
        </draw:frame>
        <draw:custom-shape draw:style-name="gr18" draw:text-style-name="P14" draw:layer="layout" svg:width="0.762cm" svg:height="1.051cm" svg:x="6.033cm" svg:y="3.286cm">
          <text:p/>
          <draw:enhanced-geometry svg:viewBox="0 0 21600 21600" draw:type="rectangle" draw:enhanced-path="M 0 0 L 21600 0 21600 21600 0 21600 0 0 Z N"/>
        </draw:custom-shape>
        <draw:line draw:style-name="gr19" draw:text-style-name="P15" draw:layer="layout" svg:x1="6.033cm" svg:y1="4.175cm" svg:x2="6.795cm" svg:y2="4.175cm">
          <text:p/>
        </draw:line>
        <draw:line draw:style-name="gr19" draw:text-style-name="P15" draw:layer="layout" svg:x1="6.414cm" svg:y1="4.302cm" svg:x2="6.414cm" svg:y2="4.175cm">
          <text:p/>
        </draw:line>
        <draw:custom-shape draw:style-name="gr20" draw:text-style-name="P14" draw:layer="layout" svg:width="0.381cm" svg:height="0.381cm" svg:x="6.714cm" svg:y="2.986cm">
          <text:p text:style-name="P3">!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21cm" svg:height="2.048cm" svg:x="3.901cm" svg:y="13.547cm">
          <text:p text:style-name="P3">HI ALARM: 85<text:span text:style-name="T2">°</text:span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.321cm" svg:height="2.048cm" svg:x="7.301cm" svg:y="13.547cm">
          <text:p text:style-name="P3">LO ALARM: 50<text:span text:style-name="T2">°</text:span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371cm" svg:height="2.048cm" svg:x="10.68cm" svg:y="13.547cm">
          <text:p text:style-name="P3">HI ALARM: 75%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371cm" svg:height="2.048cm" svg:x="14.08cm" svg:y="13.547cm">
          <text:p text:style-name="P3">LO ALARM: 58%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21cm" svg:height="2.048cm" svg:x="3.902cm" svg:y="22.547cm">
          <text:p text:style-name="P3">HI MOIST: 80<text:span text:style-name="T2">°</text:span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.321cm" svg:height="2.048cm" svg:x="7.302cm" svg:y="22.547cm">
          <text:p text:style-name="P3">LO MOIST: 60<text:span text:style-name="T2">°</text:span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371cm" svg:height="2.048cm" svg:x="10.681cm" svg:y="22.547cm">
          <text:p text:style-name="P3">HI HUMID: 7.0%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371cm" svg:height="2.048cm" svg:x="14.081cm" svg:y="22.547cm">
          <text:p text:style-name="P3">LO HUMID: 5.8%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6.75cm" svg:height="6.804cm" svg:x="3.902cm" svg:y="15.675cm">
          <text:p text:style-name="P16"><text:span text:style-name="T9">MOIST: 400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3.621cm" svg:height="4.01cm" svg:x="5.591cm" svg:y="17.264cm">
          <text:p/>
          <draw:enhanced-geometry svg:viewBox="0 0 21600 21600" draw:text-areas="0 0 21600 21600" draw:type="circular-arrow" draw:modifiers="135.0095811053 2.785539657836 9236.3753970081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17" draw:layer="layout" svg:width="6.75cm" svg:height="6.804cm" svg:x="10.652cm" svg:y="15.675cm">
          <text:p text:style-name="P16"><text:span text:style-name="T9">DENSITY 6.0</text:span><text:span text:style-name="T10">%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3.621cm" svg:height="4.01cm" svg:x="12.316cm" svg:y="17.265cm">
          <text:p/>
          <draw:enhanced-geometry svg:viewBox="0 0 21600 21600" draw:text-areas="0 0 21600 21600" draw:type="circular-arrow" draw:modifiers="135.0095811053 2.785539657836 9236.3753970081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5" draw:layer="layout" svg:width="3.371cm" svg:height="2.048cm" svg:x="10.68cm" svg:y="24.647cm">
          <text:p text:style-name="P3">HI ALARM: 75%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3" draw:layer="layout" svg:width="3.048cm" svg:height="0.725cm" svg:x="4.302cm" svg:y="15.769cm">
          <draw:text-box>
            <text:p text:style-name="P22">PERFEC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quare_20_45" draw:display-name="Square 45" svg:viewBox="0 0 1131 1131" svg:d="M0 564l564 567 567-567-567-564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ffff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14:10:30.981582012</meta:creation-date>
    <dc:date>2019-03-22T14:54:41.759000000</dc:date>
    <meta:editing-duration>PT1H46M45S</meta:editing-duration>
    <meta:editing-cycles>29</meta:editing-cycles>
    <meta:generator>LibreOffice/6.2.0.3$Windows_X86_64 LibreOffice_project/98c6a8a1c6c7b144ce3cc729e34964b47ce25d62</meta:generator>
    <meta:document-statistic meta:object-count="149"/>
  </office:meta>
</office:document-meta>
</file>